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roxyFactoryBean.setCacheOperationSources( CacheOperationSource ... cacheOperation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.afterSingletons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.setKeyGenerator( KeyGenerator key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.set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.setCacheResolver( CacheResolver cach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roxyFactoryBean.createMa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ProxyFactoryBean.setPointcut( Pointcut pointc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